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language="en" fo:country="US" officeooo:paragraph-rsid="00074b59"/>
    </style:style>
    <style:style style:name="P2" style:family="paragraph" style:parent-style-name="Standard">
      <style:paragraph-properties fo:line-height="115%" fo:break-before="auto" fo:break-after="auto" style:writing-mode="lr-tb"/>
      <style:text-properties fo:language="en" fo:country="US" officeooo:paragraph-rsid="0007e943"/>
    </style:style>
    <style:style style:name="P3" style:family="paragraph" style:parent-style-name="Standard">
      <style:paragraph-properties fo:line-height="115%" fo:break-before="auto" fo:break-after="auto" style:writing-mode="lr-tb"/>
      <style:text-properties fo:language="en" fo:country="US" officeooo:rsid="001dfda6" officeooo:paragraph-rsid="0007e943"/>
    </style:style>
    <style:style style:name="P4" style:family="paragraph" style:parent-style-name="Standard">
      <style:paragraph-properties fo:line-height="115%" style:writing-mode="lr-tb"/>
      <style:text-properties fo:language="en" fo:country="US" officeooo:paragraph-rsid="0007e943"/>
    </style:style>
    <style:style style:name="P5" style:family="paragraph" style:parent-style-name="Heading_20_3">
      <style:paragraph-properties fo:line-height="115%" fo:break-before="auto" fo:break-after="auto" style:writing-mode="lr-tb"/>
      <style:text-properties fo:language="en" fo:country="US" officeooo:paragraph-rsid="00074b59"/>
    </style:style>
    <style:style style:name="P6" style:family="paragraph" style:parent-style-name="Heading_20_3">
      <style:paragraph-properties fo:line-height="115%" fo:break-before="auto" fo:break-after="auto" style:writing-mode="lr-tb"/>
      <style:text-properties fo:language="en" fo:country="US" officeooo:paragraph-rsid="0007e943"/>
    </style:style>
    <style:style style:name="P7" style:family="paragraph" style:parent-style-name="Heading_20_5">
      <style:paragraph-properties fo:line-height="115%" fo:break-before="auto" fo:break-after="auto" style:writing-mode="lr-tb"/>
      <style:text-properties fo:language="en" fo:country="US" officeooo:paragraph-rsid="0007e9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Classes</text:h>
      <text:p text:style-name="P1">There are currently three classes in the game, Thief, Mage and Warrior. More classes are to be implemented, the only planned class is a support class with healing and buffs. </text:p>
      <text:p text:style-name="P1"/>
      <text:h text:style-name="P6" text:outline-level="10">Attack Types</text:h>
      <text:h text:style-name="P7" text:outline-level="10"><text:bookmark text:name="h.vzb50nvxyjsf"/>Mage</text:h>
      <text:p text:style-name="P3">The mage does not have a standard attack since she relies on spells. The mage may however whack a foe with their staff, stunning them while gaining swiftness.</text:p>
      <text:p text:style-name="P2"/>
      <text:h text:style-name="P7" text:outline-level="10"><text:bookmark text:name="h.7kkagw1ht1q6"/>Thief</text:h>
      <text:p text:style-name="P2">Thieves basic attack is a medium range arrow with low damage. The thief needs to perform multiple hits with high precision for the basic attack to be very effective. It is recommended for any thief who plays with the basic attack build to be a good aimer, accuracy could potentially increase both damage and precision.</text:p>
      <text:p text:style-name="P2"/>
      <text:h text:style-name="P7" text:outline-level="10"><text:bookmark text:name="h.a8fewkt9db83"/>Warrior</text:h>
      <text:p text:style-name="P4">Warriors have a short ranged sword hit, the sword moves in an arc, hitting nearby enemies. The sword attack may hit up to multiple enemies. Therefore going toe-to-toe with the warrior is bad for your health. The warriors basic attack have the potential to cause a critical hit, dealing extra damage. Warriors ability to critical hit is determined by their accuracy. Warriors are the only class which gains critical hits from accuracy, thieves gains bow damage. For Mage’s and thieves accuracy will also yield a slightly improved projectile speed. Making it harder to dodge their basic attacks. </text:p>
      <text:h text:style-name="P5"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6:08:40.908000000</meta:creation-date>
    <dc:date>2014-05-20T16:17:52.373000000</dc:date>
    <meta:editing-duration>P0D</meta:editing-duration>
    <meta:editing-cycles>3</meta:editing-cycles>
    <meta:generator>LibreOffice/4.2.3.3$Windows_x86 LibreOffice_project/882f8a0a489bc99a9e60c7905a60226254cb6ff0</meta:generator>
    <meta:document-statistic meta:table-count="0" meta:image-count="0" meta:object-count="0" meta:page-count="1" meta:paragraph-count="9" meta:word-count="216" meta:character-count="1279" meta:non-whitespace-character-count="1070"/>
  </office:meta>
</office:document-meta>
</file>